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3-20" calcext:value-type="date">
            <text:p>20/03/2025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4-10" calcext:value-type="date">
            <text:p>10/04/2025</text:p>
          </table:table-cell>
          <table:table-cell table:style-name="ce69" table:formula="of:=[.C9]-[.F9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9" table:formula="of:=[.C10]-[.F10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6-16" calcext:value-type="date">
            <text:p>16/06/2025</text:p>
          </table:table-cell>
          <table:table-cell table:style-name="ce69" table:formula="of:=[.C11]-[.F11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7-14" calcext:value-type="date">
            <text:p>14/07/2025</text:p>
          </table:table-cell>
          <table:table-cell table:style-name="ce69" table:formula="of:=[.C12]-[.F1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13]-[.F1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14]-[.F14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14])" office:value-type="float" office:value="250" calcext:value-type="float">
            <text:p>250,00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3:21.5460409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3:21.547877356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02">00/00/0000</text:date><text:s/>- <text:time style:data-style-name="N2" text:time-value="10:43:21.550125058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02">00/00/0000</text:date></text:span><text:span text:style-name="MT6"><text:s/>- </text:span><text:span text:style-name="MT6"><text:time style:data-style-name="N2" text:time-value="10:43:21.550881264">00:00:00</text:time></text:span><text:span text:style-name="MT6"><text:time style:data-style-name="N2" text:time-value="10:43:21.550902792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9-02T10:43:27.702720023</dc:date>
    <meta:print-date>2025-09-02T10:23:28.923814844</meta:print-date>
    <dc:language>pt-PT</dc:language>
    <meta:editing-cycles>677</meta:editing-cycles>
    <meta:editing-duration>PT9H16M27S</meta:editing-duration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